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47.406cm" svg:height="8.999cm" svg:x="0.112cm" svg:y="5.182cm">
            <draw:object draw:notify-on-update-of-ranges="Tabelle1.A3:Tabelle1.M3 Tabelle1.A4:Tabelle1.M4 Tabelle1.A5:Tabelle1.M5 Tabelle1.A6:Tabelle1.M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55 * 2^(([.A1] - 21)/12)" office:value-type="float" office:value="440">
            <text:p>440</text:p>
          </table:table-cell>
          <table:table-cell table:formula="of:=55 * 2^(([.B1] - 21)/12)" office:value-type="float" office:value="466.16376151809">
            <text:p>466,1637615181</text:p>
          </table:table-cell>
          <table:table-cell table:formula="of:=55 * 2^(([.C1] - 21)/12)" office:value-type="float" office:value="493.883301256124">
            <text:p>493,8833012561</text:p>
          </table:table-cell>
          <table:table-cell table:formula="of:=55 * 2^(([.D1] - 21)/12)" office:value-type="float" office:value="523.251130601197">
            <text:p>523,2511306012</text:p>
          </table:table-cell>
          <table:table-cell table:formula="of:=55 * 2^(([.E1] - 21)/12)" office:value-type="float" office:value="554.365261953744">
            <text:p>554,3652619537</text:p>
          </table:table-cell>
          <table:table-cell table:formula="of:=55 * 2^(([.F1] - 21)/12)" office:value-type="float" office:value="587.329535834815">
            <text:p>587,3295358348</text:p>
          </table:table-cell>
          <table:table-cell table:formula="of:=55 * 2^(([.G1] - 21)/12)" office:value-type="float" office:value="622.253967444162">
            <text:p>622,2539674442</text:p>
          </table:table-cell>
          <table:table-cell table:formula="of:=55 * 2^(([.H1] - 21)/12)" office:value-type="float" office:value="659.25511382574">
            <text:p>659,2551138257</text:p>
          </table:table-cell>
          <table:table-cell table:formula="of:=55 * 2^(([.I1] - 21)/12)" office:value-type="float" office:value="698.456462866008">
            <text:p>698,456462866</text:p>
          </table:table-cell>
          <table:table-cell table:formula="of:=55 * 2^(([.J1] - 21)/12)" office:value-type="float" office:value="739.988845423269">
            <text:p>739,9888454233</text:p>
          </table:table-cell>
          <table:table-cell table:formula="of:=55 * 2^(([.K1] - 21)/12)" office:value-type="float" office:value="783.990871963499">
            <text:p>783,9908719635</text:p>
          </table:table-cell>
          <table:table-cell table:formula="of:=55 * 2^(([.L1] - 21)/12)" office:value-type="float" office:value="830.60939515989">
            <text:p>830,6093951599</text:p>
          </table:table-cell>
          <table:table-cell table:formula="of:=55 * 2^(([.M1] - 21)/12)" office:value-type="float" office:value="880">
            <text:p>880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</table:table-row>
        <table:table-row table:style-name="ro1">
          <table:table-cell table:formula="of:=440+(([.A7]-1)*440/12)" office:value-type="float" office:value="440">
            <text:p>440</text:p>
          </table:table-cell>
          <table:table-cell table:formula="of:=440+(([.B7]-1)*440/12)" office:value-type="float" office:value="476.666666666667">
            <text:p>476,6666666667</text:p>
          </table:table-cell>
          <table:table-cell table:formula="of:=440+(([.C7]-1)*440/12)" office:value-type="float" office:value="513.333333333333">
            <text:p>513,3333333333</text:p>
          </table:table-cell>
          <table:table-cell table:formula="of:=440+(([.D7]-1)*440/12)" office:value-type="float" office:value="550">
            <text:p>550</text:p>
          </table:table-cell>
          <table:table-cell table:formula="of:=440+(([.E7]-1)*440/12)" office:value-type="float" office:value="586.666666666667">
            <text:p>586,6666666667</text:p>
          </table:table-cell>
          <table:table-cell table:formula="of:=440+(([.F7]-1)*440/12)" office:value-type="float" office:value="623.333333333333">
            <text:p>623,3333333333</text:p>
          </table:table-cell>
          <table:table-cell table:formula="of:=440+(([.G7]-1)*440/12)" office:value-type="float" office:value="660">
            <text:p>660</text:p>
          </table:table-cell>
          <table:table-cell table:formula="of:=440+(([.H7]-1)*440/12)" office:value-type="float" office:value="696.666666666667">
            <text:p>696,6666666667</text:p>
          </table:table-cell>
          <table:table-cell table:formula="of:=440+(([.I7]-1)*440/12)" office:value-type="float" office:value="733.333333333333">
            <text:p>733,3333333333</text:p>
          </table:table-cell>
          <table:table-cell table:formula="of:=440+(([.J7]-1)*440/12)" office:value-type="float" office:value="770">
            <text:p>770</text:p>
          </table:table-cell>
          <table:table-cell table:formula="of:=440+(([.K7]-1)*440/12)" office:value-type="float" office:value="806.666666666667">
            <text:p>806,6666666667</text:p>
          </table:table-cell>
          <table:table-cell table:formula="of:=440+(([.L7]-1)*440/12)" office:value-type="float" office:value="843.333333333333">
            <text:p>843,3333333333</text:p>
          </table:table-cell>
          <table:table-cell table:formula="of:=440+(([.M7]-1)*440/12)" office:value-type="float" office:value="880">
            <text:p>880</text:p>
          </table:table-cell>
        </table:table-row>
        <table:table-row table:style-name="ro1">
          <table:table-cell table:number-columns-repeated="1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1.06.2011</text:date>, <text:time>00:15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0T23:54:30</meta:creation-date>
    <dc:date>2011-06-21T00:15:43</dc:date>
    <meta:editing-duration>PT21M15S</meta:editing-duration>
    <meta:editing-cycles>2</meta:editing-cycles>
    <meta:generator>LibreOffice/3.4$Unix LibreOffice_project/340m1$Build-12</meta:generator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7.407cm" svg:height="9cm" xlink:href=".." xlink:type="simple" chart:class="chart:scatter" chart:row-mapping="0 1 2" chart:style-name="ch1">
        <chart:legend chart:legend-position="end" svg:x="45.647cm" svg:y="3.952cm" style:legend-expansion="high" chart:style-name="ch2"/>
        <chart:plot-area chart:style-name="ch3" table:cell-range-address="Tabelle1.A3:Tabelle1.M4 Tabelle1.A6:Tabelle1.M6" svg:x="3.708cm" svg:y="0.827cm" svg:width="35.856cm" svg:height="7.545cm">
          <chartooo:coordinate-region svg:x="4.435cm" svg:y="1.027cm" svg:width="34.757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4:Tabelle1.M4" chart:class="chart:scatter">
            <chart:domain table:cell-range-address="Tabelle1.A3:Tabelle1.M3"/>
            <chart:data-point chart:repeated="13"/>
          </chart:series>
          <chart:series chart:style-name="ch7" chart:values-cell-range-address="Tabelle1.A6:Tabelle1.M6" chart:class="chart:scatter">
            <chart:domain table:cell-range-address="Tabelle1.A5:Tabelle1.M5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440">
                <text:p>440</text:p>
                <draw:g>
                  <svg:desc>Tabelle1.A3:Tabelle1.M3</svg:desc>
                </draw:g>
              </table:table-cell>
              <table:table-cell office:value-type="float" office:value="466.16376151809">
                <text:p>466.16376151809</text:p>
              </table:table-cell>
              <table:table-cell office:value-type="float" office:value="493.883301256124">
                <text:p>493.883301256124</text:p>
              </table:table-cell>
              <table:table-cell office:value-type="float" office:value="523.251130601197">
                <text:p>523.251130601197</text:p>
              </table:table-cell>
              <table:table-cell office:value-type="float" office:value="554.365261953744">
                <text:p>554.365261953744</text:p>
              </table:table-cell>
              <table:table-cell office:value-type="float" office:value="587.329535834815">
                <text:p>587.329535834815</text:p>
              </table:table-cell>
              <table:table-cell office:value-type="float" office:value="622.253967444162">
                <text:p>622.253967444162</text:p>
              </table:table-cell>
              <table:table-cell office:value-type="float" office:value="659.25511382574">
                <text:p>659.25511382574</text:p>
              </table:table-cell>
              <table:table-cell office:value-type="float" office:value="698.456462866008">
                <text:p>698.456462866008</text:p>
              </table:table-cell>
              <table:table-cell office:value-type="float" office:value="739.988845423269">
                <text:p>739.988845423269</text:p>
              </table:table-cell>
              <table:table-cell office:value-type="float" office:value="783.990871963499">
                <text:p>783.990871963499</text:p>
              </table:table-cell>
              <table:table-cell office:value-type="float" office:value="830.60939515989">
                <text:p>830.6093951598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belle1.A4:Tabelle1.M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440">
                <text:p>440</text:p>
                <draw:g>
                  <svg:desc>Tabelle1.A5:Tabelle1.M5</svg:desc>
                </draw:g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513.333333333333">
                <text:p>513.333333333333</text:p>
              </table:table-cell>
              <table:table-cell office:value-type="float" office:value="550">
                <text:p>550</text:p>
              </table:table-cell>
              <table:table-cell office:value-type="float" office:value="586.666666666667">
                <text:p>586.666666666667</text:p>
              </table:table-cell>
              <table:table-cell office:value-type="float" office:value="623.333333333333">
                <text:p>623.333333333333</text:p>
              </table:table-cell>
              <table:table-cell office:value-type="float" office:value="660">
                <text:p>660</text:p>
              </table:table-cell>
              <table:table-cell office:value-type="float" office:value="696.666666666667">
                <text:p>696.666666666667</text:p>
              </table:table-cell>
              <table:table-cell office:value-type="float" office:value="733.333333333333">
                <text:p>733.333333333333</text:p>
              </table:table-cell>
              <table:table-cell office:value-type="float" office:value="770">
                <text:p>770</text:p>
              </table:table-cell>
              <table:table-cell office:value-type="float" office:value="806.666666666667">
                <text:p>806.666666666667</text:p>
              </table:table-cell>
              <table:table-cell office:value-type="float" office:value="843.333333333333">
                <text:p>843.33333333333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belle1.A6:Tabelle1.M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